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PABLO CONDE CALER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no hay productos muestra status:200 y resultado:null. Debía de monstrar un mensaje de error “No se encontraron productos” y status:500.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el id es correcto pero no existe, muestra status:200 y resultado:null. Debería mosntrar un mensaje de error “Producto no encontrado” y status: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La prueba no tiene los parámetros adecuados. En el body de la petición se introducen los campos de un producto <text:s/>cuando deben aparecer los campos de un comentari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5" calcext:value-type="float">
            <text:p>1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9.25" calcext:value-type="float">
            <text:p>9,25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0/00/0000</text:date>, <text:time style:data-style-name="N2" text:time-value="16:13:52.8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08T16:37:18.963000000</dc:date>
    <meta:editing-duration>PT2H3M33S</meta:editing-duration>
    <meta:editing-cycles>17</meta:editing-cycles>
    <meta:document-statistic meta:table-count="1" meta:cell-count="125" meta:object-count="0"/>
  </office:meta>
</office:document-meta>
</file>